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.1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 style:data-style-name="N119">
      <style:table-cell-properties fo:background-color="#00ff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table table:name="Figh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[.H2]/200" office:value-type="float" office:value="0.6">
            <text:p>0.6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120">
            <text:p>120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10">
            <text:p>10.0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">
            <text:p>0.0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999])" office:value-type="float" office:value="5">
            <text:p>5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2100">
            <text:p>2100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80">
            <text:p>80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200">
            <text:p>2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800">
            <text:p>8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0">
            <text:p>0</text:p>
          </table:table-cell>
          <table:table-cell table:style-name="ce1" table:formula="of:=SUM([.M7:.M999])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100">
            <text:p>100</text:p>
          </table:table-cell>
          <table:table-cell table:style-name="ce7" table:formula="of:=[.B20]+[.B21]*10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C7]*[.B7]" office:value-type="float" office:value="250">
            <text:p>250</text:p>
          </table:table-cell>
          <table:table-cell office:value-type="float" office:value="10">
            <text:p>10</text:p>
          </table:table-cell>
          <table:table-cell table:formula="of:=[.E7]*[.B7]"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G7]*[.B7]"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C8]*[.B8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E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0">
            <text:p>0</text:p>
          </table:table-cell>
          <table:table-cell table:formula="of:=IF([.K8]&gt;0;[.B8];0)" office:value-type="float" office:value="0">
            <text:p>0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.C9]*[.B9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0">
            <text:p>0</text:p>
          </table:table-cell>
          <table:table-cell table:formula="of:=IF([.K9]&gt;0;[.B9];0)" office:value-type="float" office:value="0">
            <text:p>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C10]*[.B10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0">
            <text:p>0</text:p>
          </table:table-cell>
          <table:table-cell table:formula="of:=IF([.K10]&gt;0;[.B10];0)" office:value-type="float" office:value="0">
            <text:p>0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1]*[.B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2]*[.B1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formula="of:=[.C13]*[.B13]"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[.E13]*[.B13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5]*[.B15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6]*[.B16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7]*[.B17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8]*[.B18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19]*[.B19]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formula="of:=[.E19]*[.B19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C20]*[.B20]" office:value-type="float" office:value="250">
            <text:p>250</text:p>
          </table:table-cell>
          <table:table-cell office:value-type="float" office:value="30">
            <text:p>30</text:p>
          </table:table-cell>
          <table:table-cell table:formula="of:=[.E20]*[.B20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1]*[.B2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2]*[.B2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C23]*[.B2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ssi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INT([.H2]/200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515">
            <text:p>515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3.09278350515464">
            <text:p>3.1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.661290322580645">
            <text:p>66.1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999])" office:value-type="float" office:value="62">
            <text:p>62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7875">
            <text:p>7875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485">
            <text:p>485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1000">
            <text:p>10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1500">
            <text:p>15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1250">
            <text:p>1250</text:p>
          </table:table-cell>
          <table:table-cell table:style-name="ce1" table:formula="of:=SUM([.M7:.M999])" office:value-type="float" office:value="41">
            <text:p>41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100">
            <text:p>100</text:p>
          </table:table-cell>
          <table:table-cell table:style-name="ce7" table:formula="of:=[.B20]+[.B21]*10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table:formula="of:=[.C7]*[.B7]" office:value-type="float" office:value="1250">
            <text:p>1250</text:p>
          </table:table-cell>
          <table:table-cell office:value-type="float" office:value="10">
            <text:p>10</text:p>
          </table:table-cell>
          <table:table-cell table:formula="of:=[.E7]*[.B7]" office:value-type="float" office:value="50">
            <text:p>50</text:p>
          </table:table-cell>
          <table:table-cell office:value-type="float" office:value="200">
            <text:p>200</text:p>
          </table:table-cell>
          <table:table-cell table:formula="of:=[.G7]*[.B7]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C8]*[.B8]" office:value-type="float" office:value="1250">
            <text:p>1250</text:p>
          </table:table-cell>
          <table:table-cell office:value-type="float" office:value="2">
            <text:p>2</text:p>
          </table:table-cell>
          <table:table-cell table:formula="of:=[.E8]*[.B8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750">
            <text:p>750</text:p>
          </table:table-cell>
          <table:table-cell table:formula="of:=IF([.K8]&gt;0;[.B8];0)" office:value-type="float" office:value="25">
            <text:p>25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formula="of:=[.C9]*[.B9]" office:value-type="float" office:value="1125">
            <text:p>1125</text:p>
          </table:table-cell>
          <table:table-cell office:value-type="float" office:value="5">
            <text:p>5</text:p>
          </table:table-cell>
          <table:table-cell table:formula="of:=[.E9]*[.B9]"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450">
            <text:p>450</text:p>
          </table:table-cell>
          <table:table-cell table:formula="of:=IF([.K9]&gt;0;[.B9];0)" office:value-type="float" office:value="15">
            <text:p>15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C10]*[.B10]"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[.E10]*[.B1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50">
            <text:p>50</text:p>
          </table:table-cell>
          <table:table-cell table:formula="of:=IF([.K10]&gt;0;[.B10];0)" office:value-type="float" office:value="1">
            <text:p>1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formula="of:=[.C11]*[.B11]"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[.E11]*[.B11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12]*[.B12]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[.E12]*[.B1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3]*[.B1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5]*[.B15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6]*[.B16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[.C17]*[.B17]" office:value-type="float" office:value="800">
            <text:p>800</text:p>
          </table:table-cell>
          <table:table-cell office:value-type="float" office:value="50">
            <text:p>50</text:p>
          </table:table-cell>
          <table:table-cell table:formula="of:=[.E17]*[.B17]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C18]*[.B18]" office:value-type="float" office:value="600">
            <text:p>600</text:p>
          </table:table-cell>
          <table:table-cell office:value-type="float" office:value="50">
            <text:p>50</text:p>
          </table:table-cell>
          <table:table-cell table:formula="of:=[.E18]*[.B18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9]*[.B19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E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C20]*[.B20]" office:value-type="float" office:value="250">
            <text:p>250</text:p>
          </table:table-cell>
          <table:table-cell office:value-type="float" office:value="30">
            <text:p>30</text:p>
          </table:table-cell>
          <table:table-cell table:formula="of:=[.E20]*[.B20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1]*[.B2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2]*[.B2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[.C23]*[.B23]"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[.E23]*[.B23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eadnough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INT([.H2]/200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620">
            <text:p>620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3.47826086956522">
            <text:p>3.5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.553030303030303">
            <text:p>55.3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999])" office:value-type="float" office:value="132">
            <text:p>132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26050">
            <text:p>26050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1380">
            <text:p>1380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2000">
            <text:p>20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4800">
            <text:p>48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2250">
            <text:p>2250</text:p>
          </table:table-cell>
          <table:table-cell table:style-name="ce1" table:formula="of:=SUM([.M7:.M999])" office:value-type="float" office:value="73">
            <text:p>73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400">
            <text:p>400</text:p>
          </table:table-cell>
          <table:table-cell table:style-name="ce7" table:formula="of:=[.B20]+[.B21]*10" office:value-type="float" office:value="44">
            <text:p>44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formula="of:=[.C7]*[.B7]" office:value-type="float" office:value="2500">
            <text:p>2500</text:p>
          </table:table-cell>
          <table:table-cell office:value-type="float" office:value="10">
            <text:p>10</text:p>
          </table:table-cell>
          <table:table-cell table:formula="of:=[.E7]*[.B7]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formula="of:=[.G7]*[.B7]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C8]*[.B8]"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E8]*[.B8]"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1200">
            <text:p>1200</text:p>
          </table:table-cell>
          <table:table-cell table:formula="of:=IF([.K8]&gt;0;[.B8];0)" office:value-type="float" office:value="40">
            <text:p>40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table:formula="of:=[.C9]*[.B9]" office:value-type="float" office:value="2250">
            <text:p>2250</text:p>
          </table:table-cell>
          <table:table-cell office:value-type="float" office:value="5">
            <text:p>5</text:p>
          </table:table-cell>
          <table:table-cell table:formula="of:=[.E9]*[.B9]" office:value-type="float" office:value="150">
            <text:p>15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900">
            <text:p>900</text:p>
          </table:table-cell>
          <table:table-cell table:formula="of:=IF([.K9]&gt;0;[.B9];0)" office:value-type="float" office:value="30">
            <text:p>3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f:=[.C10]*[.B10]" office:value-type="float" office:value="1500">
            <text:p>1500</text:p>
          </table:table-cell>
          <table:table-cell office:value-type="float" office:value="10">
            <text:p>10</text:p>
          </table:table-cell>
          <table:table-cell table:formula="of:=[.E10]*[.B10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150">
            <text:p>150</text:p>
          </table:table-cell>
          <table:table-cell table:formula="of:=IF([.K10]&gt;0;[.B10];0)" office:value-type="float" office:value="3">
            <text:p>3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1]*[.B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2]*[.B1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table:formula="of:=[.C13]*[.B13]" office:value-type="float" office:value="7200">
            <text:p>7200</text:p>
          </table:table-cell>
          <table:table-cell office:value-type="float" office:value="10">
            <text:p>10</text:p>
          </table:table-cell>
          <table:table-cell table:formula="of:=[.E13]*[.B13]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4800">
            <text:p>480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[.C15]*[.B15]" office:value-type="float" office:value="400">
            <text:p>400</text:p>
          </table:table-cell>
          <table:table-cell office:value-type="float" office:value="30">
            <text:p>30</text:p>
          </table:table-cell>
          <table:table-cell table:formula="of:=[.E15]*[.B15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[.C16]*[.B16]" office:value-type="float" office:value="3200">
            <text:p>3200</text:p>
          </table:table-cell>
          <table:table-cell office:value-type="float" office:value="30">
            <text:p>30</text:p>
          </table:table-cell>
          <table:table-cell table:formula="of:=[.E16]*[.B16]"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[.C17]*[.B17]" office:value-type="float" office:value="800">
            <text:p>800</text:p>
          </table:table-cell>
          <table:table-cell office:value-type="float" office:value="50">
            <text:p>50</text:p>
          </table:table-cell>
          <table:table-cell table:formula="of:=[.E17]*[.B17]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formula="of:=[.C18]*[.B18]" office:value-type="float" office:value="1200">
            <text:p>1200</text:p>
          </table:table-cell>
          <table:table-cell office:value-type="float" office:value="50">
            <text:p>50</text:p>
          </table:table-cell>
          <table:table-cell table:formula="of:=[.E18]*[.B1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19]*[.B19]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formula="of:=[.E19]*[.B19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[.C20]*[.B20]" office:value-type="float" office:value="1000">
            <text:p>1000</text:p>
          </table:table-cell>
          <table:table-cell office:value-type="float" office:value="30">
            <text:p>30</text:p>
          </table:table-cell>
          <table:table-cell table:formula="of:=[.E20]*[.B20]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table:formula="of:=[.C21]*[.B21]" office:value-type="float" office:value="1800">
            <text:p>1800</text:p>
          </table:table-cell>
          <table:table-cell office:value-type="float" office:value="30">
            <text:p>30</text:p>
          </table:table-cell>
          <table:table-cell table:formula="of:=[.E21]*[.B21]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[.C22]*[.B22]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[.E22]*[.B22]"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C23]*[.B23]"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E23]*[.B23]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co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[.H2]/200" office:value-type="float" office:value="0.1">
            <text:p>0.1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20">
            <text:p>20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15.5555555555556">
            <text:p>15.6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">
            <text:p>0.0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21])" office:value-type="float" office:value="13">
            <text:p>13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4950">
            <text:p>4950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180">
            <text:p>180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200">
            <text:p>2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2800">
            <text:p>28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0">
            <text:p>0</text:p>
          </table:table-cell>
          <table:table-cell table:style-name="ce1" table:formula="of:=SUM([.M7:.M999])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0">
            <text:p>0</text:p>
          </table:table-cell>
          <table:table-cell table:style-name="ce7" table:formula="of:=[.B20]+[.B21]*10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C7]*[.B7]" office:value-type="float" office:value="250">
            <text:p>250</text:p>
          </table:table-cell>
          <table:table-cell office:value-type="float" office:value="10">
            <text:p>10</text:p>
          </table:table-cell>
          <table:table-cell table:formula="of:=[.E7]*[.B7]"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G7]*[.B7]"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C8]*[.B8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E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0">
            <text:p>0</text:p>
          </table:table-cell>
          <table:table-cell table:formula="of:=IF([.K8]&gt;0;[.B8];0)" office:value-type="float" office:value="0">
            <text:p>0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.C9]*[.B9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0">
            <text:p>0</text:p>
          </table:table-cell>
          <table:table-cell table:formula="of:=IF([.K9]&gt;0;[.B9];0)" office:value-type="float" office:value="0">
            <text:p>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C10]*[.B10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0">
            <text:p>0</text:p>
          </table:table-cell>
          <table:table-cell table:formula="of:=IF([.K10]&gt;0;[.B10];0)" office:value-type="float" office:value="0">
            <text:p>0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formula="of:=[.C11]*[.B11]"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[.E11]*[.B11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2]*[.B1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formula="of:=[.C13]*[.B13]" office:value-type="float" office:value="2400">
            <text:p>2400</text:p>
          </table:table-cell>
          <table:table-cell office:value-type="float" office:value="10">
            <text:p>10</text:p>
          </table:table-cell>
          <table:table-cell table:formula="of:=[.E13]*[.B13]"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5]*[.B15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6]*[.B16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7]*[.B17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8]*[.B18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formula="of:=[.C19]*[.B19]" office:value-type="float" office:value="800">
            <text:p>800</text:p>
          </table:table-cell>
          <table:table-cell office:value-type="float" office:value="20">
            <text:p>20</text:p>
          </table:table-cell>
          <table:table-cell table:formula="of:=[.E19]*[.B19]"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.C20]*[.B20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1]*[.B2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2]*[.B2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[.C23]*[.B23]" office:value-type="float" office:value="300">
            <text:p>300</text:p>
          </table:table-cell>
          <table:table-cell office:value-type="float" office:value="10">
            <text:p>10</text:p>
          </table:table-cell>
          <table:table-cell table:formula="of:=[.E23]*[.B23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stroy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[.H2]/200" office:value-type="float" office:value="0.41">
            <text:p>0.41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82">
            <text:p>82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3.77358490566038">
            <text:p>3.8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.210526315789474">
            <text:p>21.1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21])" office:value-type="float" office:value="19">
            <text:p>19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4300">
            <text:p>4300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318">
            <text:p>318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400">
            <text:p>4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1200">
            <text:p>12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120">
            <text:p>120</text:p>
          </table:table-cell>
          <table:table-cell table:style-name="ce1" table:formula="of:=SUM([.M7:.M999])" office:value-type="float" office:value="4">
            <text:p>4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0">
            <text:p>0</text:p>
          </table:table-cell>
          <table:table-cell table:style-name="ce7" table:formula="of:=[.B20]+[.B21]*10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C7]*[.B7]"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[.E7]*[.B7]"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G7]*[.B7]" office:value-type="float" office:value="400">
            <text:p>4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C8]*[.B8]" office:value-type="float" office:value="200">
            <text:p>200</text:p>
          </table:table-cell>
          <table:table-cell office:value-type="float" office:value="2">
            <text:p>2</text:p>
          </table:table-cell>
          <table:table-cell table:formula="of:=[.E8]*[.B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120">
            <text:p>120</text:p>
          </table:table-cell>
          <table:table-cell table:formula="of:=IF([.K8]&gt;0;[.B8];0)" office:value-type="float" office:value="4">
            <text:p>4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.C9]*[.B9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0">
            <text:p>0</text:p>
          </table:table-cell>
          <table:table-cell table:formula="of:=IF([.K9]&gt;0;[.B9];0)" office:value-type="float" office:value="0">
            <text:p>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C10]*[.B10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0">
            <text:p>0</text:p>
          </table:table-cell>
          <table:table-cell table:formula="of:=IF([.K10]&gt;0;[.B10];0)" office:value-type="float" office:value="0">
            <text:p>0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formula="of:=[.C11]*[.B11]"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[.E11]*[.B11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2]*[.B1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3]*[.B1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[.C15]*[.B15]" office:value-type="float" office:value="400">
            <text:p>400</text:p>
          </table:table-cell>
          <table:table-cell office:value-type="float" office:value="30">
            <text:p>30</text:p>
          </table:table-cell>
          <table:table-cell table:formula="of:=[.E15]*[.B15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[.C16]*[.B16]" office:value-type="float" office:value="1600">
            <text:p>1600</text:p>
          </table:table-cell>
          <table:table-cell office:value-type="float" office:value="30">
            <text:p>30</text:p>
          </table:table-cell>
          <table:table-cell table:formula="of:=[.E16]*[.B16]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17]*[.B17]" office:value-type="float" office:value="400">
            <text:p>400</text:p>
          </table:table-cell>
          <table:table-cell office:value-type="float" office:value="50">
            <text:p>50</text:p>
          </table:table-cell>
          <table:table-cell table:formula="of:=[.E17]*[.B17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8]*[.B18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9]*[.B19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E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.C20]*[.B20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1]*[.B2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2]*[.B2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C23]*[.B2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ruis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[.H2]/200" office:value-type="float" office:value="1.44">
            <text:p>1.44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288">
            <text:p>288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5.76923076923077">
            <text:p>5.8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.285714285714286">
            <text:p>28.6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21])" office:value-type="float" office:value="21">
            <text:p>21</text:p>
          </table:table-cell>
          <table:table-cell office:value-type="string">
            <text:p>TotalCost</text:p>
          </table:table-cell>
          <table:table-cell table:style-name="ce1" table:formula="of:=SUM([.D7:.D999])" office:value-type="float" office:value="6000">
            <text:p>6000</text:p>
          </table:table-cell>
          <table:table-cell office:value-type="string">
            <text:p>totalmass</text:p>
          </table:table-cell>
          <table:table-cell table:style-name="ce2" table:formula="of:=SUM([.F7:.F999])" office:value-type="float" office:value="312">
            <text:p>312</text:p>
          </table:table-cell>
          <table:table-cell office:value-type="string">
            <text:p>Crew</text:p>
          </table:table-cell>
          <table:table-cell table:style-name="ce3" table:formula="of:=SUM([.H7:.H999])" office:value-type="float" office:value="600">
            <text:p>600</text:p>
          </table:table-cell>
          <table:table-cell office:value-type="string">
            <text:p>Thrust</text:p>
          </table:table-cell>
          <table:table-cell table:style-name="ce5" table:formula="of:=SUM([.J7:.J999])" office:value-type="float" office:value="1800">
            <text:p>1800</text:p>
          </table:table-cell>
          <table:table-cell office:value-type="string">
            <text:p>AHP</text:p>
          </table:table-cell>
          <table:table-cell table:style-name="ce1" table:formula="of:=SUM([.L7:.L999])" office:value-type="float" office:value="180">
            <text:p>180</text:p>
          </table:table-cell>
          <table:table-cell table:style-name="ce1" table:formula="of:=SUM([.M7:.M999])" office:value-type="float" office:value="6">
            <text:p>6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0]*100" office:value-type="float" office:value="100">
            <text:p>100</text:p>
          </table:table-cell>
          <table:table-cell table:style-name="ce7" table:formula="of:=[.B20]+[.B21]*10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formula="of:=[.C7]*[.B7]" office:value-type="float" office:value="750">
            <text:p>750</text:p>
          </table:table-cell>
          <table:table-cell office:value-type="float" office:value="10">
            <text:p>10</text:p>
          </table:table-cell>
          <table:table-cell table:formula="of:=[.E7]*[.B7]" office:value-type="float" office:value="30">
            <text:p>30</text:p>
          </table:table-cell>
          <table:table-cell office:value-type="float" office:value="200">
            <text:p>200</text:p>
          </table:table-cell>
          <table:table-cell table:formula="of:=[.G7]*[.B7]"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8]*[.B8]"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[.E8]*[.B8]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180">
            <text:p>180</text:p>
          </table:table-cell>
          <table:table-cell table:formula="of:=IF([.K8]&gt;0;[.B8];0)" office:value-type="float" office:value="6">
            <text:p>6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.C9]*[.B9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0">
            <text:p>0</text:p>
          </table:table-cell>
          <table:table-cell table:formula="of:=IF([.K9]&gt;0;[.B9];0)" office:value-type="float" office:value="0">
            <text:p>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C10]*[.B10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0">
            <text:p>0</text:p>
          </table:table-cell>
          <table:table-cell table:formula="of:=IF([.K10]&gt;0;[.B10];0)" office:value-type="float" office:value="0">
            <text:p>0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1]*[.B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table:formula="of:=[.C12]*[.B12]" office:value-type="float" office:value="2400">
            <text:p>2400</text:p>
          </table:table-cell>
          <table:table-cell office:value-type="float" office:value="10">
            <text:p>10</text:p>
          </table:table-cell>
          <table:table-cell table:formula="of:=[.E12]*[.B12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3]*[.B1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5]*[.B15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[.C16]*[.B16]" office:value-type="float" office:value="1600">
            <text:p>1600</text:p>
          </table:table-cell>
          <table:table-cell office:value-type="float" office:value="30">
            <text:p>30</text:p>
          </table:table-cell>
          <table:table-cell table:formula="of:=[.E16]*[.B16]"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7]*[.B17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C18]*[.B18]" office:value-type="float" office:value="600">
            <text:p>600</text:p>
          </table:table-cell>
          <table:table-cell office:value-type="float" office:value="50">
            <text:p>50</text:p>
          </table:table-cell>
          <table:table-cell table:formula="of:=[.E18]*[.B18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9]*[.B19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E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formula="of:=[.C20]*[.B20]" office:value-type="float" office:value="250">
            <text:p>250</text:p>
          </table:table-cell>
          <table:table-cell office:value-type="float" office:value="30">
            <text:p>30</text:p>
          </table:table-cell>
          <table:table-cell table:formula="of:=[.E20]*[.B20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1]*[.B21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2]*[.B22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23]*[.B23]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[.E23]*[.B23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attleshi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>
            <text:p>spares</text:p>
          </table:table-cell>
          <table:table-cell table:style-name="ce3" table:formula="of:=[.H2]/200" office:value-type="float" office:value="2.17">
            <text:p>2.17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Margin</text:p>
          </table:table-cell>
          <table:table-cell table:style-name="ce3" table:formula="of:=[.H3]-[.F3]" office:value-type="float" office:value="434">
            <text:p>434</text:p>
          </table:table-cell>
          <table:table-cell office:value-type="string">
            <text:p>speed</text:p>
          </table:table-cell>
          <table:table-cell table:style-name="ce4" table:formula="of:=[.J3]/[.F3]" office:value-type="float" office:value="4.24028268551237">
            <text:p>4.2</text:p>
          </table:table-cell>
          <table:table-cell office:value-type="string">
            <text:p>Acover</text:p>
          </table:table-cell>
          <table:table-cell table:style-name="ce6" table:formula="of:=[.M3]/[.B3]" office:value-type="percentage" office:value="0.272727272727273">
            <text:p>27.3%</text:p>
          </table:table-cell>
          <table:table-cell/>
        </table:table-row>
        <table:table-row table:style-name="ro2">
          <table:table-cell office:value-type="string">
            <text:p>Comp Count</text:p>
          </table:table-cell>
          <table:table-cell table:formula="of:=SUM([.B7:.B22])" office:value-type="float" office:value="33">
            <text:p>33</text:p>
          </table:table-cell>
          <table:table-cell office:value-type="string">
            <text:p>TotalCost</text:p>
          </table:table-cell>
          <table:table-cell table:style-name="ce1" table:formula="of:=SUM([.D7:.D1000])" office:value-type="float" office:value="10450">
            <text:p>10450</text:p>
          </table:table-cell>
          <table:table-cell office:value-type="string">
            <text:p>totalmass</text:p>
          </table:table-cell>
          <table:table-cell table:style-name="ce2" table:formula="of:=SUM([.F7:.F1000])" office:value-type="float" office:value="566">
            <text:p>566</text:p>
          </table:table-cell>
          <table:table-cell office:value-type="string">
            <text:p>Crew</text:p>
          </table:table-cell>
          <table:table-cell table:style-name="ce3" table:formula="of:=SUM([.H7:.H1000])" office:value-type="float" office:value="1000">
            <text:p>1000</text:p>
          </table:table-cell>
          <table:table-cell office:value-type="string">
            <text:p>Thrust</text:p>
          </table:table-cell>
          <table:table-cell table:style-name="ce5" table:formula="of:=SUM([.J7:.J1000])" office:value-type="float" office:value="2400">
            <text:p>2400</text:p>
          </table:table-cell>
          <table:table-cell office:value-type="string">
            <text:p>AHP</text:p>
          </table:table-cell>
          <table:table-cell table:style-name="ce1" table:formula="of:=SUM([.L7:.L1000])" office:value-type="float" office:value="290">
            <text:p>290</text:p>
          </table:table-cell>
          <table:table-cell table:style-name="ce1" table:formula="of:=SUM([.M7:.M1000])" office:value-type="float" office:value="9">
            <text:p>9</text:p>
          </table:table-cell>
        </table:table-row>
        <table:table-row table:style-name="ro1">
          <table:table-cell table:number-columns-repeated="10"/>
          <table:table-cell office:value-type="string">
            <text:p>Shields</text:p>
          </table:table-cell>
          <table:table-cell table:style-name="ce7" table:formula="of:=[.B21]*100" office:value-type="float" office:value="200">
            <text:p>200</text:p>
          </table:table-cell>
          <table:table-cell table:style-name="ce7" table:formula="of:=[.B21]+[.B22]*10" office:value-type="float" office:value="2">
            <text:p>2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Count</text:p>
          </table:table-cell>
          <table:table-cell office:value-type="string">
            <text:p>Cost</text:p>
          </table:table-cell>
          <table:table-cell office:value-type="string">
            <text:p>$</text:p>
          </table:table-cell>
          <table:table-cell office:value-type="string">
            <text:p>KT</text:p>
          </table:table-cell>
          <table:table-cell office:value-type="string">
            <text:p>TKT</text:p>
          </table:table-cell>
          <table:table-cell office:value-type="string">
            <text:p>crew</text:p>
          </table:table-cell>
          <table:table-cell office:value-type="string">
            <text:p>Tcrew</text:p>
          </table:table-cell>
          <table:table-cell office:value-type="string">
            <text:p>thrust</text:p>
          </table:table-cell>
          <table:table-cell office:value-type="string">
            <text:p>Tthrust</text:p>
          </table:table-cell>
          <table:table-cell office:value-type="string">
            <text:p>armor</text:p>
          </table:table-cell>
          <table:table-cell office:value-type="string">
            <text:p>totarmor</text:p>
          </table:table-cell>
          <table:table-cell office:value-type="string">
            <text:p>isarmor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table:formula="of:=[.C7]*[.B7]" office:value-type="float" office:value="1250">
            <text:p>1250</text:p>
          </table:table-cell>
          <table:table-cell office:value-type="float" office:value="10">
            <text:p>10</text:p>
          </table:table-cell>
          <table:table-cell table:formula="of:=[.E7]*[.B7]" office:value-type="float" office:value="50">
            <text:p>50</text:p>
          </table:table-cell>
          <table:table-cell office:value-type="float" office:value="200">
            <text:p>200</text:p>
          </table:table-cell>
          <table:table-cell table:formula="of:=[.G7]*[.B7]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formula="of:=[.I7]*[.B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7]*[.B7]" office:value-type="float" office:value="0">
            <text:p>0</text:p>
          </table:table-cell>
          <table:table-cell table:formula="of:=IF([.K7]&gt;0;[.B7];0)" office:value-type="float" office:value="0">
            <text:p>0</text:p>
          </table:table-cell>
        </table:table-row>
        <table:table-row table:style-name="ro2">
          <table:table-cell office:value-type="string">
            <text:p>Armor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[.C8]*[.B8]"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E8]*[.B8]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G8]*[.B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8]*[.B8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8]*[.B8]" office:value-type="float" office:value="240">
            <text:p>240</text:p>
          </table:table-cell>
          <table:table-cell table:formula="of:=IF([.K8]&gt;0;[.B8];0)" office:value-type="float" office:value="8">
            <text:p>8</text:p>
          </table:table-cell>
        </table:table-row>
        <table:table-row table:style-name="ro2">
          <table:table-cell office:value-type="string">
            <text:p>Stealth Armor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.C9]*[.B9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9]*[.B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9]*[.B9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K9]*[.B9]" office:value-type="float" office:value="0">
            <text:p>0</text:p>
          </table:table-cell>
          <table:table-cell table:formula="of:=IF([.K9]&gt;0;[.B9];0)" office:value-type="float" office:value="0">
            <text:p>0</text:p>
          </table:table-cell>
        </table:table-row>
        <table:table-row table:style-name="ro2">
          <table:table-cell office:value-type="string">
            <text:p>Emissive 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C10]*[.B10]"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[.E10]*[.B10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G10]*[.B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0]*[.B10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K10]*[.B10]" office:value-type="float" office:value="50">
            <text:p>50</text:p>
          </table:table-cell>
          <table:table-cell table:formula="of:=IF([.K10]&gt;0;[.B10];0)" office:value-type="float" office:value="1">
            <text:p>1</text:p>
          </table:table-cell>
        </table:table-row>
        <table:table-row table:style-name="ro1">
          <table:table-cell office:value-type="string">
            <text:p>Ion Engin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1]*[.B11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1]*[.B1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I11]*[.B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1]*[.B11]" office:value-type="float" office:value="0">
            <text:p>0</text:p>
          </table:table-cell>
          <table:table-cell table:formula="of:=IF([.K11]&gt;0;[.B11];0)" office:value-type="float" office:value="0">
            <text:p>0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[.C12]*[.B12]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[.E12]*[.B12]"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2]*[.B12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I12]*[.B12]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f:=[.K12]*[.B12]" office:value-type="float" office:value="0">
            <text:p>0</text:p>
          </table:table-cell>
          <table:table-cell table:formula="of:=IF([.K12]&gt;0;[.B12];0)" office:value-type="float" office:value="0">
            <text:p>0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C13]*[.B1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3]*[.B1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I13]*[.B1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3]*[.B13]" office:value-type="float" office:value="0">
            <text:p>0</text:p>
          </table:table-cell>
          <table:table-cell table:formula="of:=IF([.K13]&gt;0;[.B13];0)" office:value-type="float" office:value="0">
            <text:p>0</text:p>
          </table:table-cell>
        </table:table-row>
        <table:table-row table:style-name="ro1">
          <table:table-cell office:value-type="string">
            <text:p>Quantum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C14]*[.B14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4]*[.B14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.I14]*[.B1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4]*[.B14]" office:value-type="float" office:value="0">
            <text:p>0</text:p>
          </table:table-cell>
          <table:table-cell table:formula="of:=IF([.K14]&gt;0;[.B14];0)" office:value-type="float" office:value="0">
            <text:p>0</text:p>
          </table:table-cell>
        </table:table-row>
        <table:table-row table:style-name="ro1">
          <table:table-cell office:value-type="string">
            <text:p>WMG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[.C15]*[.B15]" office:value-type="float" office:value="1000">
            <text:p>1000</text:p>
          </table:table-cell>
          <table:table-cell office:value-type="float" office:value="70">
            <text:p>70</text:p>
          </table:table-cell>
          <table:table-cell table:formula="of:=[.E15]*[.B15]"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G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5]*[.B1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5]*[.B15]" office:value-type="float" office:value="0">
            <text:p>0</text:p>
          </table:table-cell>
          <table:table-cell table:formula="of:=IF([.K15]&gt;0;[.B15];0)" office:value-type="float" office:value="0">
            <text:p>0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16]*[.B16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6]*[.B1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6]*[.B16]" office:value-type="float" office:value="0">
            <text:p>0</text:p>
          </table:table-cell>
          <table:table-cell table:formula="of:=IF([.K16]&gt;0;[.B16];0)" office:value-type="float" office:value="0">
            <text:p>0</text:p>
          </table:table-cell>
        </table:table-row>
        <table:table-row table:style-name="ro1">
          <table:table-cell office:value-type="string">
            <text:p>APB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table:formula="of:=[.C17]*[.B17]" office:value-type="float" office:value="2800">
            <text:p>2800</text:p>
          </table:table-cell>
          <table:table-cell office:value-type="float" office:value="30">
            <text:p>30</text:p>
          </table:table-cell>
          <table:table-cell table:formula="of:=[.E17]*[.B17]" office:value-type="float" office:value="210">
            <text:p>210</text:p>
          </table:table-cell>
          <table:table-cell office:value-type="float" office:value="0">
            <text:p>0</text:p>
          </table:table-cell>
          <table:table-cell table:formula="of:=[.G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7]*[.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7]*[.B17]" office:value-type="float" office:value="0">
            <text:p>0</text:p>
          </table:table-cell>
          <table:table-cell table:formula="of:=IF([.K17]&gt;0;[.B17];0)" office:value-type="float" office:value="0">
            <text:p>0</text:p>
          </table:table-cell>
        </table:table-row>
        <table:table-row table:style-name="ro1">
          <table:table-cell office:value-type="string">
            <text:p>CS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18]*[.B18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E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8]*[.B1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*[.B18]" office:value-type="float" office:value="0">
            <text:p>0</text:p>
          </table:table-cell>
          <table:table-cell table:formula="of:=IF([.K18]&gt;0;[.B18];0)" office:value-type="float" office:value="0">
            <text:p>0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C19]*[.B19]" office:value-type="float" office:value="600">
            <text:p>600</text:p>
          </table:table-cell>
          <table:table-cell office:value-type="float" office:value="50">
            <text:p>50</text:p>
          </table:table-cell>
          <table:table-cell table:formula="of:=[.E19]*[.B19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G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19]*[.B1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9]*[.B19]" office:value-type="float" office:value="0">
            <text:p>0</text:p>
          </table:table-cell>
          <table:table-cell table:formula="of:=IF([.K19]&gt;0;[.B19];0)" office:value-type="float" office:value="0">
            <text:p>0</text:p>
          </table:table-cell>
        </table:table-row>
        <table:table-row table:style-name="ro1"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C20]*[.B20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E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0]*[.B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0]*[.B20]" office:value-type="float" office:value="0">
            <text:p>0</text:p>
          </table:table-cell>
          <table:table-cell table:formula="of:=IF([.K20]&gt;0;[.B20];0)" office:value-type="float" office:value="0">
            <text:p>0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[.C21]*[.B21]" office:value-type="float" office:value="500">
            <text:p>500</text:p>
          </table:table-cell>
          <table:table-cell office:value-type="float" office:value="30">
            <text:p>30</text:p>
          </table:table-cell>
          <table:table-cell table:formula="of:=[.E21]*[.B21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1]*[.B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1]*[.B21]" office:value-type="float" office:value="0">
            <text:p>0</text:p>
          </table:table-cell>
          <table:table-cell table:formula="of:=IF([.K21]&gt;0;[.B21];0)" office:value-type="float" office:value="0">
            <text:p>0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C22]*[.B22]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E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2]*[.B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2]*[.B22]" office:value-type="float" office:value="0">
            <text:p>0</text:p>
          </table:table-cell>
          <table:table-cell table:formula="of:=IF([.K22]&gt;0;[.B22];0)" office:value-type="float" office:value="0">
            <text:p>0</text:p>
          </table:table-cell>
        </table:table-row>
        <table:table-row table:style-name="ro1">
          <table:table-cell office:value-type="string">
            <text:p>ECM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C23]*[.B23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E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3]*[.B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3]*[.B23]" office:value-type="float" office:value="0">
            <text:p>0</text:p>
          </table:table-cell>
          <table:table-cell table:formula="of:=IF([.K23]&gt;0;[.B23];0)" office:value-type="float" office:value="0">
            <text:p>0</text:p>
          </table:table-cell>
        </table:table-row>
        <table:table-row table:style-name="ro1">
          <table:table-cell office:value-type="string">
            <text:p>PDC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[.C24]*[.B24]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[.E24]*[.B24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G24]*[.B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I24]*[.B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24]*[.B24]" office:value-type="float" office:value="0">
            <text:p>0</text:p>
          </table:table-cell>
          <table:table-cell table:formula="of:=IF([.K24]&gt;0;[.B24];0)" office:value-type="float" office:value="0">
            <text:p>0</text:p>
          </table:table-cell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7:15:55</meta:creation-date>
    <dc:date>2014-03-22T20:27:13</dc:date>
    <meta:editing-duration>PT2H25M18S</meta:editing-duration>
    <meta:editing-cycles>3</meta:editing-cycles>
    <meta:generator>LibreOffice/3.5$Linux_X86_64 LibreOffice_project/350m1$Build-2</meta:generator>
    <meta:document-statistic meta:table-count="7" meta:cell-count="1812" meta:object-count="0"/>
  </office:meta>
</office:document-meta>
</file>